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8111in" fo:margin-left="0in" table:align="left"/>
    </style:style>
    <style:style style:name="Table1.A" style:family="table-column">
      <style:table-column-properties style:column-width="0.6222in"/>
    </style:style>
    <style:style style:name="Table1.B" style:family="table-column">
      <style:table-column-properties style:column-width="1.2521in"/>
    </style:style>
    <style:style style:name="Table1.C" style:family="table-column">
      <style:table-column-properties style:column-width="0.6847in"/>
    </style:style>
    <style:style style:name="Table1.D" style:family="table-column">
      <style:table-column-properties style:column-width="0.7563in"/>
    </style:style>
    <style:style style:name="Table1.E" style:family="table-column">
      <style:table-column-properties style:column-width="1in"/>
    </style:style>
    <style:style style:name="Table1.F" style:family="table-column">
      <style:table-column-properties style:column-width="1.6847in"/>
    </style:style>
    <style:style style:name="Table1.G" style:family="table-column">
      <style:table-column-properties style:column-width="0.8111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238a" officeooo:paragraph-rsid="000e238a"/>
    </style:style>
    <style:style style:name="P2" style:family="paragraph" style:parent-style-name="Standard">
      <style:paragraph-properties fo:text-align="center" style:justify-single-word="false"/>
      <style:text-properties officeooo:rsid="000e238a" officeooo:paragraph-rsid="000e238a"/>
    </style:style>
    <style:style style:name="P3" style:family="paragraph" style:parent-style-name="Standard">
      <style:text-properties officeooo:rsid="0012c82c" officeooo:paragraph-rsid="0012c82c"/>
    </style:style>
    <style:style style:name="P4" style:family="paragraph" style:parent-style-name="Standard">
      <style:text-properties fo:font-style="italic" officeooo:rsid="0014ff47" officeooo:paragraph-rsid="0014ff47" style:font-style-asian="italic" style:font-style-complex="italic"/>
    </style:style>
    <style:style style:name="P5" style:family="paragraph" style:parent-style-name="Standard">
      <style:text-properties officeooo:rsid="0015b74f" officeooo:paragraph-rsid="0015b74f"/>
    </style:style>
    <style:style style:name="P6" style:family="paragraph" style:parent-style-name="Standard">
      <style:text-properties officeooo:rsid="0017b5f5" officeooo:paragraph-rsid="0017b5f5"/>
    </style:style>
    <style:style style:name="P7" style:family="paragraph" style:parent-style-name="Standard">
      <style:text-properties officeooo:rsid="0017ea19" officeooo:paragraph-rsid="0017ea19"/>
    </style:style>
    <style:style style:name="P8" style:family="paragraph" style:parent-style-name="Standard">
      <style:text-properties officeooo:rsid="001954be" officeooo:paragraph-rsid="001954be"/>
    </style:style>
    <style:style style:name="P9" style:family="paragraph" style:parent-style-name="Standard">
      <style:text-properties officeooo:rsid="001954be" officeooo:paragraph-rsid="001b2779"/>
    </style:style>
    <style:style style:name="P10" style:family="paragraph" style:parent-style-name="Standard">
      <style:text-properties officeooo:rsid="001b2779" officeooo:paragraph-rsid="001b2779"/>
    </style:style>
    <style:style style:name="P11" style:family="paragraph" style:parent-style-name="Standard">
      <style:text-properties officeooo:rsid="001c25fc" officeooo:paragraph-rsid="001c25fc"/>
    </style:style>
    <style:style style:name="P12" style:family="paragraph" style:parent-style-name="Standard">
      <style:text-properties officeooo:rsid="001cca94" officeooo:paragraph-rsid="001cca94"/>
    </style:style>
    <style:style style:name="P13" style:family="paragraph" style:parent-style-name="Standard">
      <style:text-properties officeooo:rsid="001df559" officeooo:paragraph-rsid="001df559"/>
    </style:style>
    <style:style style:name="P14" style:family="paragraph" style:parent-style-name="Standard">
      <style:text-properties officeooo:rsid="001e3610" officeooo:paragraph-rsid="001e3610"/>
    </style:style>
    <style:style style:name="P15" style:family="paragraph" style:parent-style-name="Standard">
      <style:text-properties officeooo:rsid="001e3610" officeooo:paragraph-rsid="001fa116"/>
    </style:style>
    <style:style style:name="P16" style:family="paragraph" style:parent-style-name="Standard">
      <style:text-properties officeooo:rsid="001fa116" officeooo:paragraph-rsid="001fa116"/>
    </style:style>
    <style:style style:name="P17" style:family="paragraph" style:parent-style-name="Standard">
      <style:text-properties officeooo:rsid="001fa116" officeooo:paragraph-rsid="0020e310"/>
    </style:style>
    <style:style style:name="P18" style:family="paragraph" style:parent-style-name="Standard">
      <style:text-properties officeooo:rsid="0020e310" officeooo:paragraph-rsid="0020e310"/>
    </style:style>
    <style:style style:name="P19" style:family="paragraph" style:parent-style-name="Standard">
      <style:text-properties officeooo:rsid="0020e310" officeooo:paragraph-rsid="00227b80"/>
    </style:style>
    <style:style style:name="P20" style:family="paragraph" style:parent-style-name="Standard">
      <style:text-properties officeooo:rsid="0020e310" officeooo:paragraph-rsid="0022e746"/>
    </style:style>
    <style:style style:name="P21" style:family="paragraph" style:parent-style-name="Standard">
      <style:text-properties officeooo:rsid="00227b80" officeooo:paragraph-rsid="00227b80"/>
    </style:style>
    <style:style style:name="P22" style:family="paragraph" style:parent-style-name="Standard">
      <style:text-properties officeooo:rsid="0022e746" officeooo:paragraph-rsid="0022e746"/>
    </style:style>
    <style:style style:name="P23" style:family="paragraph" style:parent-style-name="Standard">
      <style:text-properties officeooo:rsid="00245896" officeooo:paragraph-rsid="00245896"/>
    </style:style>
    <style:style style:name="P24" style:family="paragraph" style:parent-style-name="Standard">
      <style:text-properties officeooo:rsid="00245896" officeooo:paragraph-rsid="003436b9"/>
    </style:style>
    <style:style style:name="P25" style:family="paragraph" style:parent-style-name="Standard">
      <style:text-properties officeooo:rsid="0024e619" officeooo:paragraph-rsid="0024e619"/>
    </style:style>
    <style:style style:name="P26" style:family="paragraph" style:parent-style-name="Standard">
      <style:text-properties officeooo:rsid="0024e619" officeooo:paragraph-rsid="002ccaac"/>
    </style:style>
    <style:style style:name="P27" style:family="paragraph" style:parent-style-name="Standard">
      <style:text-properties officeooo:rsid="00263920" officeooo:paragraph-rsid="00263920"/>
    </style:style>
    <style:style style:name="P28" style:family="paragraph" style:parent-style-name="Standard">
      <style:text-properties officeooo:rsid="00265792" officeooo:paragraph-rsid="00265792"/>
    </style:style>
    <style:style style:name="P29" style:family="paragraph" style:parent-style-name="Standard">
      <style:text-properties officeooo:rsid="002747fa" officeooo:paragraph-rsid="002747fa"/>
    </style:style>
    <style:style style:name="P30" style:family="paragraph" style:parent-style-name="Standard">
      <style:text-properties officeooo:rsid="0028ad12" officeooo:paragraph-rsid="0028ad12"/>
    </style:style>
    <style:style style:name="P31" style:family="paragraph" style:parent-style-name="Standard">
      <style:text-properties officeooo:rsid="0029f1e7" officeooo:paragraph-rsid="0029f1e7"/>
    </style:style>
    <style:style style:name="P32" style:family="paragraph" style:parent-style-name="Standard">
      <style:text-properties officeooo:rsid="002a0bf4" officeooo:paragraph-rsid="002a0bf4"/>
    </style:style>
    <style:style style:name="P33" style:family="paragraph" style:parent-style-name="Standard">
      <style:text-properties officeooo:rsid="002a0bf4" officeooo:paragraph-rsid="002ba462"/>
    </style:style>
    <style:style style:name="P34" style:family="paragraph" style:parent-style-name="Standard">
      <style:text-properties officeooo:rsid="002a0bf4" officeooo:paragraph-rsid="002ccaac"/>
    </style:style>
    <style:style style:name="P35" style:family="paragraph" style:parent-style-name="Standard">
      <style:text-properties officeooo:rsid="002ba462" officeooo:paragraph-rsid="002ba462"/>
    </style:style>
    <style:style style:name="P36" style:family="paragraph" style:parent-style-name="Standard">
      <style:text-properties officeooo:rsid="002ba462" officeooo:paragraph-rsid="002ccaac"/>
    </style:style>
    <style:style style:name="P37" style:family="paragraph" style:parent-style-name="Standard">
      <style:text-properties officeooo:rsid="002ccaac" officeooo:paragraph-rsid="002ccaac"/>
    </style:style>
    <style:style style:name="P38" style:family="paragraph" style:parent-style-name="Standard">
      <style:text-properties officeooo:rsid="002e33e1" officeooo:paragraph-rsid="002e33e1"/>
    </style:style>
    <style:style style:name="P39" style:family="paragraph" style:parent-style-name="Standard">
      <style:text-properties fo:font-size="9pt" fo:font-weight="bold" officeooo:rsid="002ba462" officeooo:paragraph-rsid="002e33e1" style:font-size-asian="9pt" style:font-weight-asian="bold" style:font-size-complex="9pt" style:font-weight-complex="bold"/>
    </style:style>
    <style:style style:name="P40" style:family="paragraph" style:parent-style-name="Table_20_Contents">
      <style:text-properties fo:font-size="9pt" fo:font-weight="bold" officeooo:rsid="002e33e1" officeooo:paragraph-rsid="002e33e1" style:font-size-asian="9pt" style:font-weight-asian="bold" style:font-size-complex="9pt" style:font-weight-complex="bold"/>
    </style:style>
    <style:style style:name="P41" style:family="paragraph" style:parent-style-name="Table_20_Contents">
      <style:text-properties fo:font-size="9pt" fo:font-weight="bold" officeooo:rsid="002fd7e0" officeooo:paragraph-rsid="002fd7e0" style:font-size-asian="9pt" style:font-weight-asian="bold" style:font-size-complex="9pt" style:font-weight-complex="bold"/>
    </style:style>
    <style:style style:name="P42" style:family="paragraph" style:parent-style-name="Table_20_Contents">
      <style:paragraph-properties fo:text-align="center" style:justify-single-word="false"/>
      <style:text-properties fo:font-size="9pt" fo:font-weight="bold" officeooo:rsid="0036cee5" officeooo:paragraph-rsid="0036cee5" style:font-size-asian="9pt" style:font-weight-asian="bold" style:font-size-complex="9pt" style:font-weight-complex="bold"/>
    </style:style>
    <style:style style:name="P43" style:family="paragraph" style:parent-style-name="Standard">
      <style:text-properties fo:font-size="9pt" officeooo:rsid="002ba462" officeooo:paragraph-rsid="002e33e1" style:font-size-asian="9pt" style:font-size-complex="9pt"/>
    </style:style>
    <style:style style:name="P44" style:family="paragraph" style:parent-style-name="Standard">
      <style:text-properties fo:font-size="9pt" officeooo:rsid="002ba462" officeooo:paragraph-rsid="002fd7e0" style:font-size-asian="9pt" style:font-size-complex="9pt"/>
    </style:style>
    <style:style style:name="P45" style:family="paragraph" style:parent-style-name="Standard">
      <style:text-properties fo:font-size="9pt" officeooo:rsid="002ba462" officeooo:paragraph-rsid="0036cee5" style:font-size-asian="9pt" style:font-size-complex="9pt"/>
    </style:style>
    <style:style style:name="P46" style:family="paragraph" style:parent-style-name="Table_20_Contents">
      <style:text-properties fo:font-size="9pt" officeooo:rsid="002e33e1" officeooo:paragraph-rsid="002e33e1" style:font-size-asian="9pt" style:font-size-complex="9pt"/>
    </style:style>
    <style:style style:name="P47" style:family="paragraph" style:parent-style-name="Table_20_Contents">
      <style:text-properties fo:font-size="9pt" officeooo:rsid="002fd7e0" officeooo:paragraph-rsid="002fd7e0" style:font-size-asian="9pt" style:font-size-complex="9pt"/>
    </style:style>
    <style:style style:name="P48" style:family="paragraph" style:parent-style-name="Table_20_Contents">
      <style:paragraph-properties fo:text-align="center" style:justify-single-word="false"/>
      <style:text-properties fo:font-size="9pt" officeooo:rsid="002fd7e0" officeooo:paragraph-rsid="002fd7e0" style:font-size-asian="9pt" style:font-size-complex="9pt"/>
    </style:style>
    <style:style style:name="P49" style:family="paragraph" style:parent-style-name="Table_20_Contents">
      <style:text-properties fo:font-size="9pt" style:font-size-asian="9pt" style:font-size-complex="9pt"/>
    </style:style>
    <style:style style:name="P50" style:family="paragraph" style:parent-style-name="Table_20_Contents">
      <style:paragraph-properties fo:text-align="center" style:justify-single-word="false"/>
      <style:text-properties fo:font-size="9pt" officeooo:rsid="0036cee5" officeooo:paragraph-rsid="0036cee5" style:font-size-asian="9pt" style:font-size-complex="9pt"/>
    </style:style>
    <style:style style:name="P51" style:family="paragraph" style:parent-style-name="Standard">
      <style:text-properties officeooo:rsid="003436b9" officeooo:paragraph-rsid="003436b9"/>
    </style:style>
    <style:style style:name="P52" style:family="paragraph" style:parent-style-name="Standard">
      <style:text-properties officeooo:rsid="0036d688" officeooo:paragraph-rsid="0036d688"/>
    </style:style>
    <style:style style:name="P53" style:family="paragraph" style:parent-style-name="Standard">
      <style:text-properties officeooo:rsid="003713c4" officeooo:paragraph-rsid="003713c4"/>
    </style:style>
    <style:style style:name="P54" style:family="paragraph" style:parent-style-name="Standard">
      <style:text-properties officeooo:rsid="0038f848" officeooo:paragraph-rsid="0038f848"/>
    </style:style>
    <style:style style:name="P55" style:family="paragraph" style:parent-style-name="Standard">
      <style:text-properties officeooo:rsid="00399c6e" officeooo:paragraph-rsid="00399c6e"/>
    </style:style>
    <style:style style:name="P56" style:family="paragraph" style:parent-style-name="Standard">
      <style:text-properties officeooo:rsid="003b3144" officeooo:paragraph-rsid="003b3144"/>
    </style:style>
    <style:style style:name="P57" style:family="paragraph" style:parent-style-name="Standard">
      <style:paragraph-properties fo:break-before="page"/>
      <style:text-properties officeooo:rsid="003b3144" officeooo:paragraph-rsid="003b3144"/>
    </style:style>
    <style:style style:name="P58" style:family="paragraph" style:parent-style-name="Standard">
      <style:text-properties officeooo:rsid="003b9c7b" officeooo:paragraph-rsid="003b9c7b"/>
    </style:style>
    <style:style style:name="P59" style:family="paragraph" style:parent-style-name="Standard" style:list-style-name="L1">
      <style:text-properties officeooo:rsid="001e3610" officeooo:paragraph-rsid="001e3610"/>
    </style:style>
    <style:style style:name="P60" style:family="paragraph" style:parent-style-name="Standard">
      <style:text-properties officeooo:rsid="0020e310" officeooo:paragraph-rsid="0020e310"/>
    </style:style>
    <style:style style:name="P61" style:family="paragraph" style:parent-style-name="Standard">
      <style:text-properties officeooo:rsid="00227b80" officeooo:paragraph-rsid="00227b80"/>
    </style:style>
    <style:style style:name="P62" style:family="paragraph" style:parent-style-name="Standard">
      <style:text-properties officeooo:rsid="002ba462" officeooo:paragraph-rsid="002ba462"/>
    </style:style>
    <style:style style:name="P63" style:family="paragraph" style:parent-style-name="Standard">
      <style:text-properties officeooo:rsid="001b2779" officeooo:paragraph-rsid="001b2779"/>
    </style:style>
    <style:style style:name="P64" style:family="paragraph" style:parent-style-name="Standard">
      <style:text-properties officeooo:rsid="0029f1e7" officeooo:paragraph-rsid="0029f1e7"/>
    </style:style>
    <style:style style:name="P65" style:family="paragraph" style:parent-style-name="Standard">
      <style:paragraph-properties fo:text-align="center" style:justify-single-word="false"/>
      <style:text-properties officeooo:rsid="0029f1e7" officeooo:paragraph-rsid="0029f1e7"/>
    </style:style>
    <style:style style:name="P66" style:family="paragraph">
      <loext:graphic-properties draw:fill="none" draw:fill-color="#ffffff"/>
      <style:text-properties fo:font-size="60pt" style:font-size-asian="60pt" style:font-size-complex="60pt"/>
    </style:style>
    <style:style style:name="P67" style:family="paragraph">
      <style:paragraph-properties fo:text-align="center"/>
    </style:style>
    <style:style style:name="P68" style:family="paragraph">
      <loext:graphic-properties draw:fill="none" draw:fill-color="#ffffff"/>
      <style:paragraph-properties fo:text-align="center"/>
    </style:style>
    <style:style style:name="P69" style:family="paragraph">
      <loext:graphic-properties draw:fill="none"/>
      <style:text-properties fo:font-size="12pt"/>
    </style:style>
    <style:style style:name="P70" style:family="paragraph">
      <loext:graphic-properties draw:fill-color="#000000"/>
      <style:paragraph-properties fo:text-align="center"/>
    </style:style>
    <style:style style:name="P71" style:family="paragraph">
      <loext:graphic-properties draw:fill="none" draw:fill-color="#ffffff"/>
      <style:paragraph-properties style:writing-mode="lr-tb"/>
    </style:style>
    <style:style style:name="P72" style:family="paragraph">
      <loext:graphic-properties draw:fill="none"/>
      <style:paragraph-properties fo:text-align="center"/>
    </style:style>
    <style:style style:name="P73" style:family="paragraph">
      <loext:graphic-properties draw:fill="solid" draw:fill-color="#000000"/>
      <style:paragraph-properties fo:text-align="center"/>
    </style:style>
    <style:style style:name="P74" style:family="paragraph">
      <style:paragraph-properties fo:margin-top="0in" fo:margin-bottom="0in" fo:text-align="center"/>
    </style:style>
    <style:style style:name="P75" style:family="paragraph">
      <loext:graphic-properties draw:fill="none" draw:fill-color="#ffffff"/>
      <style:paragraph-properties fo:margin-top="0in" fo:margin-bottom="0in" fo:text-align="center" style:writing-mode="lr-tb"/>
      <style:text-properties style:font-name="Liberation Serif" fo:font-size="12pt"/>
    </style:style>
    <style:style style:name="T1" style:family="text">
      <style:text-properties officeooo:rsid="0012c82c"/>
    </style:style>
    <style:style style:name="T2" style:family="text">
      <style:text-properties officeooo:rsid="0013de2e"/>
    </style:style>
    <style:style style:name="T3" style:family="text">
      <style:text-properties officeooo:rsid="0014ff47"/>
    </style:style>
    <style:style style:name="T4" style:family="text">
      <style:text-properties officeooo:rsid="0015b74f"/>
    </style:style>
    <style:style style:name="T5" style:family="text">
      <style:text-properties officeooo:rsid="0017ea19"/>
    </style:style>
    <style:style style:name="T6" style:family="text">
      <style:text-properties officeooo:rsid="001954be"/>
    </style:style>
    <style:style style:name="T7" style:family="text">
      <style:text-properties officeooo:rsid="001b2779"/>
    </style:style>
    <style:style style:name="T8" style:family="text">
      <style:text-properties officeooo:rsid="001c25fc"/>
    </style:style>
    <style:style style:name="T9" style:family="text">
      <style:text-properties officeooo:rsid="001cca94"/>
    </style:style>
    <style:style style:name="T10" style:family="text">
      <style:text-properties officeooo:rsid="001df559"/>
    </style:style>
    <style:style style:name="T11" style:family="text">
      <style:text-properties officeooo:rsid="001e3610"/>
    </style:style>
    <style:style style:name="T12" style:family="text">
      <style:text-properties officeooo:rsid="0020e310"/>
    </style:style>
    <style:style style:name="T13" style:family="text">
      <style:text-properties officeooo:rsid="00227b80"/>
    </style:style>
    <style:style style:name="T14" style:family="text">
      <style:text-properties officeooo:rsid="0022e746"/>
    </style:style>
    <style:style style:name="T15" style:family="text">
      <style:text-properties officeooo:rsid="00245896"/>
    </style:style>
    <style:style style:name="T16" style:family="text">
      <style:text-properties officeooo:rsid="002747fa"/>
    </style:style>
    <style:style style:name="T17" style:family="text">
      <style:text-properties officeooo:rsid="0028ad12"/>
    </style:style>
    <style:style style:name="T18" style:family="text">
      <style:text-properties officeooo:rsid="0029f1e7"/>
    </style:style>
    <style:style style:name="T19" style:family="text">
      <style:text-properties officeooo:rsid="002ba462"/>
    </style:style>
    <style:style style:name="T20" style:family="text">
      <style:text-properties officeooo:rsid="002ccaac"/>
    </style:style>
    <style:style style:name="T21" style:family="text">
      <style:text-properties officeooo:rsid="002e33e1"/>
    </style:style>
    <style:style style:name="T22" style:family="text">
      <style:text-properties officeooo:rsid="002fd7e0"/>
    </style:style>
    <style:style style:name="T23" style:family="text">
      <style:text-properties officeooo:rsid="003097de"/>
    </style:style>
    <style:style style:name="T24" style:family="text">
      <style:text-properties officeooo:rsid="0031b685"/>
    </style:style>
    <style:style style:name="T25" style:family="text">
      <style:text-properties officeooo:rsid="00324bf6"/>
    </style:style>
    <style:style style:name="T26" style:family="text">
      <style:text-properties officeooo:rsid="003436b9"/>
    </style:style>
    <style:style style:name="T27" style:family="text">
      <style:text-properties officeooo:rsid="003486ec"/>
    </style:style>
    <style:style style:name="T28" style:family="text">
      <style:text-properties officeooo:rsid="00368550"/>
    </style:style>
    <style:style style:name="T29" style:family="text">
      <style:text-properties fo:font-size="9pt" style:font-size-asian="9pt" style:font-size-complex="9pt"/>
    </style:style>
    <style:style style:name="T30" style:family="text">
      <style:text-properties officeooo:rsid="0036cee5"/>
    </style:style>
    <style:style style:name="T31" style:family="text">
      <style:text-properties fo:font-weight="normal" style:font-weight-asian="normal" style:font-weight-complex="normal"/>
    </style:style>
    <style:style style:name="T32" style:family="text">
      <style:text-properties fo:font-weight="normal" officeooo:rsid="0036d688" style:font-weight-asian="normal" style:font-weight-complex="normal"/>
    </style:style>
    <style:style style:name="T33" style:family="text">
      <style:text-properties officeooo:rsid="0036d688"/>
    </style:style>
    <style:style style:name="T34" style:family="text">
      <style:text-properties fo:font-size="10pt" style:font-size-asian="10pt" style:font-size-complex="10pt"/>
    </style:style>
    <style:style style:name="T35" style:family="text">
      <style:text-properties style:text-position="super 58%"/>
    </style:style>
    <style:style style:name="T36" style:family="text">
      <style:text-properties style:text-position="super 58%" officeooo:rsid="0015b74f"/>
    </style:style>
    <style:style style:name="T37" style:family="text">
      <style:text-properties style:text-position="super 58%" officeooo:rsid="0017ea19"/>
    </style:style>
    <style:style style:name="T38" style:family="text">
      <style:text-properties style:text-position="super 58%" officeooo:rsid="00399c6e"/>
    </style:style>
    <style:style style:name="T39" style:family="text">
      <style:text-properties style:text-position="super 58%" officeooo:rsid="0029f1e7"/>
    </style:style>
    <style:style style:name="T40" style:family="text">
      <style:text-properties style:text-position="super 58%" officeooo:rsid="003b3144"/>
    </style:style>
    <style:style style:name="T41" style:family="text">
      <style:text-properties officeooo:rsid="003713c4"/>
    </style:style>
    <style:style style:name="T42" style:family="text">
      <style:text-properties officeooo:rsid="00399c6e"/>
    </style:style>
    <style:style style:name="T43" style:family="text">
      <style:text-properties fo:color="#dddddd" loext:opacity="100%" officeooo:rsid="00399c6e"/>
    </style:style>
    <style:style style:name="T44" style:family="text">
      <style:text-properties officeooo:rsid="003ab1ee"/>
    </style:style>
    <style:style style:name="T45" style:family="text">
      <style:text-properties officeooo:rsid="003b3144"/>
    </style:style>
    <style:style style:name="T46" style:family="text">
      <style:text-properties officeooo:rsid="003e5e5f"/>
    </style:style>
    <style:style style:name="T47" style:family="text">
      <style:text-properties officeooo:rsid="003f9d4d"/>
    </style:style>
    <style:style style:name="T48" style:family="text">
      <style:text-properties officeooo:rsid="00410edd"/>
    </style:style>
    <style:style style:name="T49" style:family="text">
      <style:text-properties fo:font-size="60pt" style:font-size-asian="60pt" style:font-size-complex="60pt"/>
    </style:style>
    <style:style style:name="T50" style:family="text">
      <style:text-properties fo:font-size="12pt" style:font-size-asian="12pt" style:font-size-complex="12pt"/>
    </style:style>
    <style:style style:name="T51" style:family="text">
      <style:text-properties fo:font-weight="bold" style:font-weight-asian="bold" style:font-weight-complex="bold"/>
    </style:style>
    <style:style style:name="T52" style:family="text">
      <style:text-properties style:font-name="Liberation Serif" fo:font-size="12pt" fo:font-weight="bold" style:font-weight-asian="bold" style:font-weight-complex="bold"/>
    </style:style>
    <style:style style:name="T53" style:family="text">
      <style:text-properties style:font-name="Liberation Serif" fo:font-size="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style>
    <style:style style:name="gr1"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0201in" svg:stroke-color="#000000" draw:marker-start-width="0.1689in" draw:marker-end-width="0.1689in" draw:fill="none" draw:fill-color="#ffffff" fo:min-height="1.150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0201in" svg:stroke-color="#000000" draw:marker-start-width="0.1689in" draw:marker-end-width="0.1689in" draw:fill="none" draw:textarea-horizontal-align="justify" draw:textarea-vertical-align="middle" draw:auto-grow-height="false" fo:min-height="1.1311in" fo:min-width="3.07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justify" draw:textarea-vertical-align="middle" draw:auto-grow-height="false" fo:min-height="0.1516in" fo:min-width="0.1516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000000" draw:textarea-horizontal-align="justify" draw:textarea-vertical-align="middle" draw:auto-grow-height="false" fo:min-height="0.2945in" fo:min-width="0.29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000000" draw:marker-start-width="0.1984in" draw:marker-end-width="0.1984in" draw:fill="none" draw:textarea-horizontal-align="justify" draw:textarea-vertical-align="middle" draw:auto-grow-height="false" fo:min-height="0.4689in" fo:min-width="0.468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svg:stroke-width="0.0402in" svg:stroke-color="#000000" draw:marker-start-width="0.1984in" draw:marker-end-width="0.1984in" draw:fill="none" draw:textarea-horizontal-align="justify" draw:textarea-vertical-align="middle" draw:auto-grow-height="false" fo:min-height="0.5681in" fo:min-width="1.1752in" fo:padding-top="0.0193in" fo:padding-bottom="0.0193in" fo:padding-left="0.0193in" fo:padding-right="0.0193in" style:run-through="foreground"/>
    </style:style>
    <style:style style:name="gr10" style:family="graphic">
      <style:graphic-properties svg:stroke-width="0.0402in" svg:stroke-color="#000000" draw:marker-start-width="0.1984in" draw:marker-end-width="0.1984in" draw:fill="none" draw:textarea-horizontal-align="justify" draw:textarea-vertical-align="middle" draw:auto-grow-height="false" fo:min-height="0.2791in" fo:min-width="0.2791in" fo:padding-top="0.0193in" fo:padding-bottom="0.0193in" fo:padding-left="0.0193in" fo:padding-right="0.0193in" style:run-through="foreground"/>
    </style:style>
    <style:style style:name="gr11" style:family="graphic">
      <style:graphic-properties svg:stroke-width="0.0402in" svg:stroke-color="#000000" draw:marker-start-width="0.1984in" draw:marker-end-width="0.1984in" draw:fill="solid" draw:fill-color="#000000" draw:textarea-horizontal-align="justify" draw:textarea-vertical-align="middle" draw:auto-grow-height="false" fo:min-height="0.2791in" fo:min-width="0.2791in" fo:padding-top="0.0193in" fo:padding-bottom="0.0193in" fo:padding-left="0.0193in" fo:padding-right="0.0193in" style:run-through="foreground"/>
    </style:style>
    <style:style style:name="gr12" style:family="graphic">
      <style:graphic-properties svg:stroke-color="#000000" draw:fill-color="#000000" draw:textarea-horizontal-align="justify" draw:textarea-vertical-align="middle" draw:auto-grow-height="false" fo:min-height="0.4181in" fo:min-width="0.4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2634in" fo:min-width="0.263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4181in" fo:min-width="0.418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1827in" fo:min-width="0.17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278in" fo:min-width="0.27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000000" draw:marker-start-width="0.1984in" draw:marker-end-width="0.1984in" draw:fill="none" draw:textarea-horizontal-align="justify" draw:textarea-vertical-align="middle" draw:auto-grow-height="false" fo:min-height="0.2791in" fo:min-width="0.27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02in" svg:stroke-color="#000000" draw:marker-start-width="0.1984in" draw:marker-end-width="0.1984in" draw:fill="none" draw:textarea-horizontal-align="justify" draw:textarea-vertical-align="middle" draw:auto-grow-height="false" fo:min-height="0.5681in" fo:min-width="1.175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svg:stroke-color="#000000" draw:marker-start-width="0.1984in" draw:marker-end-width="0.1984in" draw:fill="none" draw:textarea-horizontal-align="justify" draw:textarea-vertical-align="middle" draw:auto-grow-height="false" fo:min-height="0.1839in" fo:min-width="0.1791in" fo:padding-top="0.0193in" fo:padding-bottom="0.0193in" fo:padding-left="0.0193in" fo:padding-right="0.0193in" style:run-through="foreground"/>
    </style:style>
    <style:style style:name="gr23"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402in" svg:stroke-color="#000000" draw:marker-start-width="0.1984in" draw:marker-end-width="0.1984in" draw:fill="none" draw:textarea-horizontal-align="justify" draw:textarea-vertical-align="middle" draw:auto-grow-height="false" fo:min-height="0.2634in" fo:min-width="0.263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402in" svg:stroke-color="#000000" draw:marker-start-width="0.1984in" draw:marker-end-width="0.1984in" draw:fill="none" draw:textarea-horizontal-align="justify" draw:textarea-vertical-align="middle" draw:auto-grow-height="false" fo:min-height="0.4571in" fo:min-width="0.457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201in" svg:stroke-color="#000000" draw:marker-start-width="0.1689in" draw:marker-end-width="0.1689in" draw:fill="none" draw:fill-color="#ffffff" fo:min-height="2.0154in" fo:padding-top="0in" fo:padding-bottom="0in" fo:padding-left="0in" fo:padding-right="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0201in" svg:stroke-color="#000000" draw:marker-start-width="0.1689in" draw:marker-end-width="0.1689in" draw:fill="none" draw:fill-color="#ffffff" fo:min-height="2.7902in" fo:padding-top="0in" fo:padding-bottom="0in" fo:padding-left="0in" fo:padding-right="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svg:stroke-width="0.0201in" svg:stroke-color="#000000" draw:marker-start-width="0.1689in" draw:marker-end-width="0.1689in" draw:fill="none" draw:fill-color="#ffffff" fo:min-height="1.039in" fo:padding-top="0in" fo:padding-bottom="0in" fo:padding-left="0in" fo:padding-right="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402in" svg:stroke-color="#000000" draw:marker-start-width="0.1984in" draw:marker-end-width="0.1984in" draw:fill="none" draw:textarea-horizontal-align="justify" draw:textarea-vertical-align="middle" draw:auto-grow-height="false" fo:min-height="0.5272in" fo:min-width="0.527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0402in" svg:stroke-color="#000000" draw:marker-start-width="0.1984in" draw:marker-end-width="0.1984in" draw:fill="none" draw:textarea-horizontal-align="justify" draw:textarea-vertical-align="middle" draw:auto-grow-height="false" fo:min-height="0.352in" fo:min-width="0.35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ws of Form <text:span text:style-name="T2">as Avatar Extension</text:span></text:p>
      <text:p text:style-name="P2">by Sven Nilsen, 2024</text:p>
      <text:p text:style-name="P1"/>
      <text:p text:style-name="P4">In this paper I explain Laws of Form from the perspective Avatar Extensions and use it to prove that logic emerges from Form using a 1-avatar and the two interpretations of space as collection and enumerable structure. I discuss the difference between constructive and classical logic.</text:p>
      <text:p text:style-name="P1"/>
      <text:p text:style-name="P3">Laws of Form<text:span text:style-name="T35"><text:reference-ref text:reference-format="text" text:ref-name="laws of form">[1]</text:reference-ref></text:span> is a <text:span text:style-name="T2">book</text:span> <text:span text:style-name="T2">written</text:span> by George Spencer-Brown <text:span text:style-name="T2">in 1969</text:span>. <text:span text:style-name="T2">The idea is </text:span><text:span text:style-name="T3">to operate on a level of language </text:span><text:span text:style-name="T4">prior to symbolism</text:span><text:span text:style-name="T36"><text:reference-ref text:reference-format="text" text:ref-name="symbol">[2]</text:reference-ref></text:span><text:span text:style-name="T4"> where meaning is grounded in the self-reference of making distinctions, s</text:span><text:span text:style-name="T33">tating</text:span><text:span text:style-name="T4"> multiple propositions</text:span><text:span text:style-name="T36"><text:reference-ref text:reference-format="text" text:ref-name="proposition">[3]</text:reference-ref></text:span><text:span text:style-name="T4"> at once in the relationship between the parts.</text:span></text:p>
      <text:p text:style-name="P3"/>
      <text:p text:style-name="P5">To explain this philosophy, consider drawing a circle:</text:p>
      <text:p text:style-name="P3"/>
      <text:p text:style-name="P3"><draw:custom-shape text:anchor-type="paragraph" draw:z-index="0" draw:name="Shape 1" draw:style-name="gr30" draw:text-style-name="P72" svg:width="0.4969in" svg:height="0.4969in" svg:x="0.598in" svg:y="0.02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
      <text:p text:style-name="P5">When I show this circle to somebody, I do not operate on the level of symbolism where the circle needs to mean something. To do so would be to add some proposition<text:span text:style-name="T35"><text:reference-ref text:reference-format="text" text:ref-name="proposition">[3]</text:reference-ref></text:span> <text:span text:style-name="T41">about</text:span> the circle that has a separated meaning from other propositions that appear at once in the relationship between the circle, its inner region and outside of the circle. Only in the sense of drawing a circle I can express all these propositions at once in the relationship between the parts.</text:p>
      <text:p text:style-name="P5"/>
      <text:p text:style-name="P6">Now, consider drawing a square:</text:p>
      <text:p text:style-name="P6"/>
      <text:p text:style-name="P6"><draw:custom-shape text:anchor-type="paragraph" draw:z-index="1" draw:name="Shape 2" draw:style-name="gr29" draw:text-style-name="P72" svg:width="0.5276in" svg:height="0.5276in" svg:x="0.6374in" svg:y="0.0236in"><text:p/><draw:enhanced-geometry svg:viewBox="0 0 21600 21600" draw:type="rectangle" draw:enhanced-path="M 0 0 L 21600 0 21600 21600 0 21600 0 0 Z N"/></draw:custom-shape></text:p>
      <text:p text:style-name="P6"/>
      <text:p text:style-name="P6"/>
      <text:p text:style-name="P6"/>
      <text:p text:style-name="P6">In my use of this language, I will treat the square in the same way as the circle under all circumstances, being able to deform a circle into a square dynamically. <text:span text:style-name="T41">Only </text:span>the topology<text:span text:style-name="T35"><text:reference-ref text:reference-format="text" text:ref-name="topology">[4]</text:reference-ref></text:span> of the drawing is preserved. This axiom <text:span text:style-name="T41">is</text:span> introduced without ever leaving the level of language prior to symbolism. Preservation of the topology here is analytic<text:span text:style-name="T35"><text:reference-ref text:reference-format="text" text:ref-name="analytic-synthetic distinction">[5]</text:reference-ref></text:span>, but I will later show how one can reference a such activity from within symbolism that preserves the topology in a synthetic<text:span text:style-name="T35"><text:reference-ref text:reference-format="text" text:ref-name="analytic-synthetic distinction">[5]</text:reference-ref></text:span> sense.</text:p>
      <text:p text:style-name="P6"/>
      <text:p text:style-name="P6">When referencing this language, <text:span text:style-name="T5">I call it Form</text:span><text:span text:style-name="T37"><text:reference-ref text:reference-format="text" text:ref-name="laws of form">[1]</text:reference-ref></text:span><text:span text:style-name="T5">, which in general can be thought of as the activity of drawing, but also takes on a dual meaning of the specific examples I mentioned above</text:span>. <text:span text:style-name="T5">I use a symbol to refer to some specific drawing. </text:span><text:span text:style-name="T41">Form can also t</text:span><text:span text:style-name="T5">hrough the dual meaning represent drawing in general as an activity:</text:span></text:p>
      <text:p text:style-name="P3"/>
      <text:p text:style-name="P3"><text:tab/>↴</text:p>
      <text:p text:style-name="P1"/>
      <text:p text:style-name="P7">Now I am operating on the level of language within symbolism. Yet, the symbol itself is formed to be self-referential to the activity of drawing. I can use the activity of drawing to reference, or describe, the activity of drawing. <text:span text:style-name="T6">The purpose is to break down the language barrier between symbolism and the level of language prior to symbolism. This way, this form of communication becomes a way of giving instructions </text:span><text:span text:style-name="T23">to the reader</text:span><text:span text:style-name="T6">, </text:span><text:span text:style-name="T23">where these instructions</text:span><text:span text:style-name="T6"> are both topological in the sense of analysis and synthesis. </text:span><text:span text:style-name="T23">The idea is to say more with less building blocks.</text:span></text:p>
      <text:p text:style-name="P1"/>
      <text:p text:style-name="P8">Now, I will use 1-avatars<text:span text:style-name="T35"><text:reference-ref text:reference-format="text" text:ref-name="avatar extensions">[6]</text:reference-ref></text:span> and language bias analysis to explain what is happening.</text:p>
      <text:p text:style-name="P8"><text:soft-page-break/>Let `a` be some object that has a role<text:span text:style-name="T35"><text:reference-ref text:reference-format="text" text:ref-name="avatar logic">[7]</text:reference-ref></text:span> `p`, written <text:span text:style-name="T42">(using notation </text:span><text:span text:style-name="T46">from </text:span><text:span text:style-name="T42">Avatar Logic</text:span><text:span text:style-name="T38"><text:reference-ref text:reference-format="text" text:ref-name="avatar logic">[7]</text:reference-ref></text:span><text:span text:style-name="T42">)</text:span>:</text:p>
      <text:p text:style-name="P8"/>
      <text:p text:style-name="P8"><text:tab/>a : p</text:p>
      <text:p text:style-name="P8"/>
      <text:p text:style-name="P10">An object can only have one role, which in many situations lead to some over-constrained language. With other words, the limitation of only having a single role puts so much pressure on the use of language that the language itself is often not powerful enough to express a problem sufficiently.</text:p>
      <text:p text:style-name="P8"/>
      <text:p text:style-name="P8">A 1-avatar `b` is a way of extending `a` such that the two, together, can take on a new role `q`:</text:p>
      <text:p text:style-name="P8"/>
      <text:p text:style-name="P8"><text:tab/>b’(a) : q</text:p>
      <text:p text:style-name="P8"/>
      <text:p text:style-name="P10">1-avatars relaxe the language from being over-constrained<text:span text:style-name="T35"><text:reference-ref text:reference-format="text" text:ref-name="over-constrained theories">[8]</text:reference-ref></text:span>.</text:p>
      <text:p text:style-name="P10"/>
      <text:p text:style-name="P10">The opposite approach of using 1-avatars is <text:span text:style-name="T8">by using a</text:span> language that is under-constrained <text:span text:style-name="T8">or unconstrained </text:span><text:span text:style-name="T42">(e.g. First-Order Logic</text:span><text:span text:style-name="T38"><text:reference-ref text:reference-format="text" text:ref-name="first-order logic">[9]</text:reference-ref></text:span><text:span text:style-name="T42">)</text:span>. <text:span text:style-name="T8">One adds axioms to </text:span><text:span text:style-name="T42">constrain </text:span><text:span text:style-name="T8">the language, e.g. when I previously went from the activity of drawing in general to the topological interpretation of drawing.</text:span></text:p>
      <text:p text:style-name="P10"><draw:frame text:anchor-type="paragraph" draw:z-index="2" draw:name="Text Frame 1" draw:style-name="gr28" draw:text-style-name="P75" svg:width="6.4177in" svg:height="1.0394in" svg:x="0.1409in" svg:y="0.1819in"><draw:text-box><text:p text:style-name="P74"><text:span text:style-name="T52">Technical comment:</text:span><text:span text:style-name="T53"><text:line-break/></text:span><text:span text:style-name="T53">In First-Order Logic, it is common to start with predicates, which are unconstrained.</text:span><text:span text:style-name="T53"><text:line-break/></text:span><text:span text:style-name="T53">To describe a problem sufficiently, one adds axioms about the predicates in question.</text:span><text:span text:style-name="T53"><text:line-break/></text:span><text:span text:style-name="T53">This can lead to not being able to talk about uniqueness in a pragmatic way.</text:span><text:span text:style-name="T53"><text:line-break/></text:span><text:span text:style-name="T53">Avatar Logic is an alternative to First Order Logic where uniqueness is more natural.</text:span></text:p></draw:text-box></draw:frame></text:p>
      <text:p text:style-name="P10">The Form in sense of some specific drawing, is a 1-avatar:</text:p>
      <text:p text:style-name="P8"/>
      <text:p text:style-name="P9"><text:tab/><text:span text:style-name="T7">a : p<text:tab/><text:tab/></text:span><text:span text:style-name="T1">↴’</text:span><text:span text:style-name="T7">(a) : q</text:span></text:p>
      <text:p text:style-name="P9"/>
      <text:p text:style-name="P11">Before drawing anything, one starts with an empty canvas:</text:p>
      <text:p text:style-name="P11"/>
      <text:p text:style-name="P11"><text:tab/><text:span text:style-name="T43">(empty canvas)</text:span></text:p>
      <text:p text:style-name="P11"/>
      <text:p text:style-name="P11">The infinite empty canvas, without limits, has the property that it looks the same no matter how you orient it, translate it or skew it, or deform it, as long the transformation preserves the cover of space.</text:p>
      <text:p text:style-name="P11"/>
      <text:p text:style-name="P11">When drawing, one is creating a distinction between two parts of space, <text:span text:style-name="T24">the two sides of the line</text:span>:</text:p>
      <text:p text:style-name="P11"/>
      <text:p text:style-name="P11"><text:tab/><text:span text:style-name="T1">↴</text:span></text:p>
      <text:p text:style-name="P11"/>
      <text:p text:style-name="P11">This introduces a limit to the space, that constrains which transformations one can do, while keep<text:span text:style-name="T9">ing</text:span> the drawing look the same way. <text:span text:style-name="T9">For many applications, this is an over-constrained language, so I relax the language by focusing in on the topological properties. Since Form references the activity of drawing under topology, I use it as a 1-avatar to give space the possibility of taking on some new role. </text:span><text:span text:style-name="T42">This new role holds under the topological transformations.</text:span></text:p>
      <text:p text:style-name="P11"/>
      <text:p text:style-name="P12">Now, to describe which part of space I allow taking on a new role, I need to distinguish between the parts, <text:span text:style-name="T24">the two sides</text:span>. Symbolically, I call the left side for the Inside and the right side for the Outside:</text:p>
      <text:p text:style-name="P12"/>
      <text:p text:style-name="P12"><text:tab/>Inside <text:span text:style-name="T1">↴ </text:span>Outside<text:tab/><text:tab/>Inside : p<text:tab/><text:span text:style-name="T1">↴’</text:span>(Inside) : q</text:p>
      <text:p text:style-name="P12"/>
      <text:p text:style-name="P12">The Outside preserves the properties of space in general in every way, except the difference that has been made by introducing some Inside distinct from it. I am subtracting from the Outside by Inside.</text:p>
      <text:p text:style-name="P12"><text:soft-page-break/>To understand Form, one can approach it from the perspective of <text:span text:style-name="T10">I</text:span>nside, which is <text:span text:style-name="T10">synthetic, or from the Outside, which is analytic. Approaching Form does not imply that I am crossing over to the other side. It merely means to approach the boundary, to get closer, to the </text:span><text:span text:style-name="T24">topological </text:span><text:span text:style-name="T10">limit of space.</text:span></text:p>
      <text:p text:style-name="P12"/>
      <text:p text:style-name="P13">In the level of approaching some limit of language, one can understand how it makes sense to stay within some specific use of rules: The rules constrain the language from being unified with language as a general activity, while serving the purpose of approaching truth, without being truth.</text:p>
      <text:p text:style-name="P13"/>
      <text:p text:style-name="P13">Since Form functions like a 1-avatar that allows space to take on a new role in the Inside, while subtracting this meaning from the Outside, it means that Form belongs on the side of Inside. While biasing Form toward the Inside, this simultaneously unbiases it from the Outside, such that the Form that is well known from the Inside becomes an intrinsically unknown in the Outside.</text:p>
      <text:p text:style-name="P13"/>
      <text:p text:style-name="P13">The property of Form being well known from the Inside, <text:span text:style-name="T11">has significant implications in the philosophy of mathematical language design. When assuming that this is the only property that distinguishes Inside from Outside, one can by induction infer that Inside languages, which are languages biased toward Inside, are unified in the sense of well-knownness. </text:span>This give rise to the distinction between Inside vs Outside theories<text:span text:style-name="T35"><text:reference-ref text:reference-format="text" text:ref-name="avatar schema theory">[10]</text:reference-ref></text:span> of mathematics <text:span text:style-name="T42">(from Avatar Schema Theory</text:span><text:span text:style-name="T38"><text:reference-ref text:reference-format="text" text:ref-name="avatar schema theory">[10]</text:reference-ref></text:span><text:span text:style-name="T42">)</text:span>:</text:p>
      <text:p text:style-name="P13"/>
      <text:list xml:id="list1254277434" text:style-name="L1">
        <text:list-item>
          <text:p text:style-name="P59">An unknown in an Inside theory is some sentence in a grammar</text:p>
        </text:list-item>
        <text:list-item>
          <text:p text:style-name="P59">All Outside theories contain at least one symbol which is intrinsically unknown</text:p>
        </text:list-item>
      </text:list>
      <text:p text:style-name="P14"/>
      <text:p text:style-name="P15">With other words, the reference to Form in Outside theories is a reference to the unknown.</text:p>
      <text:p text:style-name="P14"><draw:frame text:anchor-type="paragraph" draw:z-index="3" draw:name="Text Frame 2" draw:style-name="gr27" draw:text-style-name="P75" svg:width="6.4177in" svg:height="2.7906in" svg:x="0.1409in" svg:y="0.198in"><draw:text-box><text:p text:style-name="P74"><text:span text:style-name="T52">Technical comment:</text:span><text:span text:style-name="T53"><text:line-break/></text:span><text:span text:style-name="T53">When something is described with Inside theory in full detail,</text:span><text:span text:style-name="T53"><text:line-break/></text:span><text:span text:style-name="T53">one no longer needs the Outside.</text:span><text:span text:style-name="T53"><text:line-break/></text:span><text:span text:style-name="T53">For example, by describing a car in full detail,</text:span><text:span text:style-name="T53"><text:line-break/></text:span><text:span text:style-name="T53">every property of the car can be reasoned about by using a computer to simulate the car.</text:span><text:span text:style-name="T53"><text:line-break/></text:span><text:span text:style-name="T53"><text:line-break/></text:span><text:span text:style-name="T53">Yet, there is a sense of the car which is not captured by describing it in full detail,</text:span><text:span text:style-name="T53"><text:line-break/></text:span><text:span text:style-name="T53">which is the very purpose of having a car in the first place: Personal transportation.</text:span><text:span text:style-name="T53"><text:line-break/></text:span><text:span text:style-name="T53">This property is only possible in Outside theories.</text:span><text:span text:style-name="T53"><text:line-break/></text:span><text:span text:style-name="T53"><text:line-break/></text:span><text:span text:style-name="T53">Personal transportation has to be unknown in some sense,</text:span><text:span text:style-name="T53"><text:line-break/></text:span><text:span text:style-name="T53">since the role it plays in language can not be fully described.</text:span><text:span text:style-name="T53"><text:line-break/></text:span><text:span text:style-name="T53">When I use a car, I am applying Outside theory,</text:span><text:span text:style-name="T53"><text:line-break/></text:span><text:span text:style-name="T53">where the car functions as an Avatar Extension to my own personal autonomy.</text:span></text:p></draw:text-box></draw:frame></text:p>
      <text:p text:style-name="P16">Now, I will introduce The Law of Calling<text:span text:style-name="T35"><text:reference-ref text:reference-format="text" text:ref-name="laws of form">[1]</text:reference-ref></text:span>:</text:p>
      <text:p text:style-name="P16"/>
      <text:p text:style-name="P16"><text:tab/><text:span text:style-name="T1">↴↴ </text:span>= <text:span text:style-name="T1">↴</text:span></text:p>
      <text:p text:style-name="P16"/>
      <text:p text:style-name="P17">The Law of Calling operates on the level of language where space is interpreted as a collection. Specifically, The Law of Calling constrains collections of drawings to have a Set-like property. With other words, if I make two drawings that are topologically equivalent to each other, in every circumstance I treat these two drawings as the same as a single drawing of <text:span text:style-name="T12">either object. </text:span></text:p>
      <text:p text:style-name="P17"/>
      <text:p text:style-name="P18">Propositionally, The Law of Calling gets translated in logic in two ways that are dual to each other. <text:span text:style-name="T47">In this case it is the same proposition, so here, the duality of the operators is self-referential</text:span>:</text:p>
      <text:p text:style-name="P16"/>
      <text:p text:style-name="P16"><text:tab/><text:span text:style-name="T12">a &amp; a<text:tab/>&lt;=&gt;<text:tab/>a<text:tab/><text:tab/>a | a<text:tab/>&lt;=&gt;<text:tab/>a<text:tab/></text:span><text:span text:style-name="T47">Self-reference: They are both `a`</text:span></text:p>
      <text:p text:style-name="P18"><text:soft-page-break/>However, when Inside is `a` and one includes the Outside as `b`, there are 3 ways of interpretation:</text:p>
      <text:p text:style-name="P18"/>
      <text:p text:style-name="P18"><text:tab/>a &amp; a &amp; b<text:tab/>&lt;=&gt;<text:tab/>a &amp; b</text:p>
      <text:p text:style-name="P18"><text:tab/>a | a | b<text:tab/><text:tab/>&lt;=&gt;<text:tab/>a | b</text:p>
      <text:p text:style-name="P18"><text:tab/>a =&gt; (a =&gt; b)<text:tab/>&lt;=&gt;<text:tab/>a =&gt; b</text:p>
      <text:p text:style-name="P18"/>
      <text:p text:style-name="P18">Laws of Form<text:span text:style-name="T35"><text:reference-ref text:reference-format="text" text:ref-name="laws of form">[1]</text:reference-ref></text:span> favors the third interpretation using `=&gt;`.</text:p>
      <text:p text:style-name="P18"/>
      <text:p text:style-name="P18">In classical logic, <text:span text:style-name="T46">material implication </text:span>`=&gt;` can be defined using OR and NOT:</text:p>
      <text:p text:style-name="P18"/>
      <text:p text:style-name="P18"><text:tab/>a =&gt; b<text:tab/><text:tab/>&lt;=&gt;<text:tab/>!a | b</text:p>
      <text:p text:style-name="P18"/>
      <text:p text:style-name="P18">In constructive logic<text:span text:style-name="T35"><text:reference-ref text:reference-format="text" text:ref-name="IPL">[11]</text:reference-ref></text:span>, `a =&gt; b` is different <text:span text:style-name="T44">from</text:span> `!a | b`, which only become<text:span text:style-name="T25">s</text:span> unified by adding excluded middle `a | !a` for all `a`. One has to be careful to not confuse the two <text:span text:style-name="T44">constructively</text:span>. <text:span text:style-name="T13">Therefore, when using constructive logic I will </text:span><text:span text:style-name="T14">be explicit of whether Form uses `a =&gt; b` or</text:span><text:span text:style-name="T13"> `!a | b`.</text:span></text:p>
      <text:p text:style-name="P18"/>
      <text:p text:style-name="P20">The reason Laws of Form favors `=&gt;`, is because Form is biased toward <text:span text:style-name="T13">the Inside. This allows Form to take on the role of </text:span><text:span text:style-name="T14">N</text:span><text:span text:style-name="T13">egation in the sense of `!a | b`. This </text:span><text:span text:style-name="T14">N</text:span><text:span text:style-name="T13">egation is an integrated part of the binary operator, but it is operating on the left argument.</text:span></text:p>
      <text:p text:style-name="P20"/>
      <text:p text:style-name="P20"><text:span text:style-name="T13">Negation is not the same as Form </text:span><text:span text:style-name="T14">in general, but in the specific case where Form allows space to take on a new role as the Inside, these two become one and the same. Negation</text:span><text:span text:style-name="T13"> is also a 1-avatar.</text:span></text:p>
      <text:p text:style-name="P19"/>
      <text:p text:style-name="P21">It is not always the case that one can introduce new 1-avatars. Consider the following:</text:p>
      <text:p text:style-name="P19"/>
      <text:p text:style-name="P19"><text:tab/>!!<text:span text:style-name="T13">a<text:tab/>&lt;=&gt;<text:tab/>a</text:span></text:p>
      <text:p text:style-name="P19"/>
      <text:p text:style-name="P21">This <text:span text:style-name="T14">theorem </text:span>holds in classical logic, but not in constructive logic<text:span text:style-name="T35"><text:reference-ref text:reference-format="text" text:ref-name="IPL">[11]</text:reference-ref></text:span>.<text:line-break/><text:span text:style-name="T14">In constructive logic one can prove `a =&gt; !!a`, but not `!!a =&gt; a`.</text:span></text:p>
      <text:p text:style-name="P21"><text:line-break/>Now, if `a` can be replaced by something, called `b`, that is negated, then I can write the following:</text:p>
      <text:p text:style-name="P21"/>
      <text:p text:style-name="P21"><text:tab/>!!!b<text:tab/>&lt;=&gt;<text:tab/>!b</text:p>
      <text:p text:style-name="P21"/>
      <text:p text:style-name="P21">This holds in constructive logic<text:span text:style-name="T35"><text:reference-ref text:reference-format="text" text:ref-name="IPL">[11]</text:reference-ref></text:span>. <text:span text:style-name="T14">So, if `a` is a Negation of some `b`, then it behaves classically.</text:span></text:p>
      <text:p text:style-name="P21"/>
      <text:p text:style-name="P22">One design principle in Laws of Form is that Form is the only fundamental symbol, in order to play with recursion and self-referential paradoxes. This principle biases Laws of Form toward classical logic, which might have been the intention of the author. However, by understanding Form as an Avatar Extension, <text:span text:style-name="T15">one can treat Laws of Form as a general framework where the over-constrained bias toward classical logic can be relaxed to constructive logic. </text:span><text:span text:style-name="T47">Like, using colors when drawing.</text:span></text:p>
      <text:p text:style-name="P22"/>
      <text:p text:style-name="P23">Constructively, The Law of Calling has two interpretations in logic:</text:p>
      <text:p text:style-name="P23"/>
      <text:p text:style-name="P23"><text:tab/><text:span text:style-name="T12">a =&gt; (a =&gt; b)<text:tab/>&lt;=&gt;<text:tab/>a =&gt; b</text:span></text:p>
      <text:p text:style-name="P23"><text:tab/>!a | !a | b<text:tab/>&lt;=&gt;<text:tab/>!a | b</text:p>
      <text:p text:style-name="P23"/>
      <text:p text:style-name="P23">This means, I do not have to worry about which interpretation I am using when applying this axiom:</text:p>
      <text:p text:style-name="P23"/>
      <text:p text:style-name="P23"><text:tab/>a <text:span text:style-name="T1">↴ </text:span>(a <text:span text:style-name="T1">↴ </text:span>b)<text:tab/>&lt;=&gt;<text:tab/>a <text:span text:style-name="T1">↴ </text:span>b</text:p>
      <text:p text:style-name="P23"/>
      <text:p text:style-name="P23">I can use the symbol for Form, `<text:span text:style-name="T1">↴</text:span>`, to refer to either interpretation.</text:p>
      <text:p text:style-name="P23"><text:soft-page-break/>Negation can be described as following:</text:p>
      <text:p text:style-name="P23"/>
      <text:p text:style-name="P23"><text:tab/>a <text:span text:style-name="T1">↴ </text:span>false</text:p>
      <text:p text:style-name="P23"/>
      <text:p text:style-name="P23">In constructive logic<text:span text:style-name="T35"><text:reference-ref text:reference-format="text" text:ref-name="IPL">[11]</text:reference-ref></text:span>, it is common to define `!a` as `a =&gt; false`.</text:p>
      <text:p text:style-name="P23">This means than when using `!a | b`, one can write it as `(a =&gt; false) | b`.</text:p>
      <text:p text:style-name="P23">Since `a | false &lt;=&gt; a` for any `a`, one gets `a =&gt; false` from `(a =&gt; false) | false`.</text:p>
      <text:p text:style-name="P23">This shows that `a <text:span text:style-name="T1">↴ </text:span>false` is equivalent to Negation regardless of interpretation.</text:p>
      <text:p text:style-name="P24"/>
      <text:p text:style-name="P51">Some logicians define `false` as `a &amp; !a`, which in Laws of Form would be like `false(a)`.</text:p>
      <text:p text:style-name="P51">In that case one needs `false(a) &lt;=&gt; false(b)` for all `a, b`. I will not deal with this issue here.</text:p>
      <text:p text:style-name="P23">The space of `false` might be thought of as empty, that is without any interior.</text:p>
      <text:p text:style-name="P25">Since the Inside space <text:span text:style-name="T26">is </text:span>given a new role by Form, this gives a perspective of the Inside as being Negated. Without any interior and the bias of Form toward the Inside, `false` in this context refers to the Inside from the Outside. So, `false` in this sense is an intrinsically unknown symbol.</text:p>
      <text:p text:style-name="P25"/>
      <text:p text:style-name="P26">Negation in this way is suppressing the Inside, not by denying it explicit reality, but by pushing it outside of the domain of knowledge, of well-knownness, from the perspective of language.<text:line-break/></text:p>
      <text:p text:style-name="P26">This intuition supports the idea that `false` can imply anything, the absurdity property of `=&gt;`:</text:p>
      <text:p text:style-name="P25"/>
      <text:p text:style-name="P25"><text:tab/>false <text:span text:style-name="T1">↴ </text:span>a<text:tab/><text:tab/>can be introduced everywhere for every `a`</text:p>
      <text:p text:style-name="P25"/>
      <text:p text:style-name="P25"><text:tab/>false =&gt; a<text:tab/><text:tab/>absurd</text:p>
      <text:p text:style-name="P25"><text:tab/>!false | a<text:tab/><text:tab/>`!false &lt;=&gt; true` and `true | a &lt;=&gt; true`</text:p>
      <text:p text:style-name="P25"/>
      <text:p text:style-name="P27">From this one can derive that `false <text:span text:style-name="T1">↴ </text:span>a` implies some `true` that can be introduced everywhere.</text:p>
      <text:p text:style-name="P27">The duality between `false` and `true` is a consequence of the symmetry between absurdity and the ability to introduce `!false | a` everywhere.</text:p>
      <text:p text:style-name="P27"/>
      <text:p text:style-name="P27">Notice that I play on the constructive ambiguity of Form above to derive properties of logic.</text:p>
      <text:p text:style-name="P27"/>
      <text:p text:style-name="P27">Now, I will introduce The Law of Crossing:</text:p>
      <text:p text:style-name="P27"/>
      <text:p text:style-name="P27"><text:tab/><text:span text:style-name="T1">↴</text:span>^<text:span text:style-name="T1">↴ </text:span>=</text:p>
      <text:p text:style-name="P27"/>
      <text:p text:style-name="P28">Here, I use `^` to signify the drawing of a circle inside a circle without including anything else:</text:p>
      <text:p text:style-name="P28"><draw:custom-shape text:anchor-type="paragraph" draw:z-index="5" draw:name="Shape 3" draw:style-name="gr25" draw:text-style-name="P72" svg:width="0.6461in" svg:height="0.6461in" svg:x="0.952in" svg:y="0.1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draw:custom-shape text:anchor-type="paragraph" draw:z-index="6" draw:name="Shape 4" draw:style-name="gr24" draw:text-style-name="P72" svg:width="0.426in" svg:height="0.426in" svg:x="1.0618in" svg:y="0.0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7" draw:name="Text Frame 4" draw:style-name="gr23" draw:text-style-name="P71" svg:width="0.363in" svg:height="0.2441in" svg:x="1.7472in" svg:y="0.1673in"><draw:text-box><text:p>=</text:p></draw:text-box></draw:frame></text:p>
      <text:p text:style-name="P28"/>
      <text:p text:style-name="P28"><draw:frame text:anchor-type="paragraph" draw:z-index="4" draw:name="Text Frame 3" draw:style-name="gr26" draw:text-style-name="P75" svg:width="6.4177in" svg:height="2.0157in" svg:x="0.1409in" svg:y="0.4339in"><draw:text-box><text:p text:style-name="P74"><text:span text:style-name="T52">Technical comment:</text:span><text:span text:style-name="T53"><text:line-break/></text:span><text:span text:style-name="T53">Constructively, the `^` symbol is a hidden exponential that</text:span><text:span text:style-name="T53"><text:line-break/></text:span><text:span text:style-name="T53">restricts `=&gt;`to some exclusive context: In programming this is a function pointer.</text:span></text:p><text:p text:style-name="P67"><text:span text:style-name="T53"><text:line-break/></text:span><text:span text:style-name="T53">It means `a^b` implies `b =&gt; a`, but without any extra context than `b`.</text:span></text:p><text:p text:style-name="P67"><text:span text:style-name="T53">Another way to write `a^b` is `(b =&gt; a)^true` or `b → a`.</text:span></text:p><text:p text:style-name="P67"><text:span text:style-name="T53"><text:line-break/></text:span><text:span text:style-name="T53">In modal logic, one might write `□(b =&gt; a)`,</text:span></text:p><text:p text:style-name="P67"><text:span text:style-name="T53">but this should not take on the meaning of Provability Logic since Löb’s axiom is absurd.</text:span></text:p><text:p text:style-name="P67"><text:span text:style-name="T53">Instead, it is preferrable to use `^` as a binary operator and add the HOOO EP axioms.</text:span></text:p></draw:text-box></draw:frame></text:p>
      <text:p text:style-name="P27"/>
      <text:p text:style-name="P28"><text:soft-page-break/>For example, when there are two distinct objects inside a circle, this is <text:span text:style-name="T16">seemingly </text:span>irreducible:</text:p>
      <text:p text:style-name="P28"/>
      <text:p text:style-name="P28"><draw:g text:anchor-type="paragraph" draw:z-index="8" draw:name="DrawObject1" draw:style-name="gr21"><draw:custom-shape draw:name="Shape 5" draw:style-name="gr9" draw:text-style-name="P72" svg:width="1.7169in" svg:height="0.8587in" svg:x="1.0862in" svg:y="0.0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6" draw:style-name="gr10" draw:text-style-name="P72" svg:width="0.4488in" svg:height="0.4488in" svg:x="1.3382in" svg:y="0.1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7" draw:style-name="gr10" draw:text-style-name="P72" svg:width="0.4488in" svg:height="0.4488in" svg:x="2.039in" svg:y="0.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8" draw:style-name="gr22" draw:text-style-name="P72" svg:width="0.3071in" svg:height="0.315in" svg:x="2.1106in" svg:y="0.248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8"/>
      <text:p text:style-name="P28"/>
      <text:p text:style-name="P28"/>
      <text:p text:style-name="P28"/>
      <text:p text:style-name="P29"/>
      <text:p text:style-name="P29"><text:span text:style-name="T27">Y</text:span>ou might see the problem: By applying The Law of Crossing twice, <text:span text:style-name="T27">I can erase the drawing</text:span>:</text:p>
      <text:p text:style-name="P29"><draw:custom-shape text:anchor-type="paragraph" draw:z-index="9" draw:name="Shape 9" draw:style-name="gr20" draw:text-style-name="P72" svg:width="1.7169in" svg:height="0.8587in" svg:x="1.1098in" svg:y="0.157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draw:custom-shape text:anchor-type="paragraph" draw:z-index="10" draw:name="Shape 10" draw:style-name="gr19" draw:text-style-name="P72" svg:width="0.4488in" svg:height="0.4488in" svg:x="1.3618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 11" draw:style-name="gr18" draw:text-style-name="P72" svg:width="0.4488in" svg:height="0.4488in" svg:x="2.062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13" draw:style-name="gr16" draw:text-style-name="P72" svg:width="0.6461in" svg:height="0.6461in" svg:x="3.4402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14" draw:style-name="gr15" draw:text-style-name="P72" svg:width="0.426in" svg:height="0.426in" svg:x="3.55in" svg:y="0.12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draw:custom-shape text:anchor-type="paragraph" draw:z-index="12" draw:name="Shape 12" draw:style-name="gr17" draw:text-style-name="P72" svg:width="0.3071in" svg:height="0.315in" svg:x="2.1339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Text Frame 5" draw:style-name="gr14" draw:text-style-name="P71" svg:width="0.2449in" svg:height="0.2685in" svg:x="3.0228in" svg:y="0.0646in"><draw:text-box><text:p>=</text:p></draw:text-box></draw:frame><draw:frame text:anchor-type="paragraph" draw:z-index="16" draw:name="Text Frame 6" draw:style-name="gr13" draw:text-style-name="P71" svg:width="0.276in" svg:height="0.2524in" svg:x="4.3693in" svg:y="0.0571in"><draw:text-box><text:p>=</text:p></draw:text-box></draw:frame></text:p>
      <text:p text:style-name="P29"/>
      <text:p text:style-name="P29"/>
      <text:p text:style-name="P29"/>
      <text:p text:style-name="P29">This means in the language of only drawing circles, there is no way to express anything else than simply nothing, or a circle. This holds for any shape: You can only express the shape or nothing.</text:p>
      <text:p text:style-name="P29"/>
      <text:p text:style-name="P29"><text:span text:style-name="T17">A</text:span> way <text:span text:style-name="T17">to</text:span> work around this limitation is by <text:span text:style-name="T44">nesting</text:span> the circles inside each other infinitely <text:span text:style-name="T17">number of times, so that no matter how many Crossings are being made one can not reduce it. Every Crossing leaves an infinite number of circles </text:span><text:span text:style-name="T44">nested </text:span><text:span text:style-name="T17">inside each other and one gets back to where one started. This infinite repetition can be represen</text:span><text:span text:style-name="T27">t</text:span><text:span text:style-name="T17">ed as a solid disc:</text:span></text:p>
      <text:p text:style-name="P29"/>
      <text:p text:style-name="P29"><draw:custom-shape text:anchor-type="paragraph" draw:z-index="17" draw:name="Shape 15" draw:style-name="gr12" draw:text-style-name="P70" svg:width="0.5906in" svg:height="0.5906in" svg:x="0.6374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ext:p text:style-name="P29"/>
      <text:p text:style-name="P29"/>
      <text:p text:style-name="P30">Now, due to the topological interpretation, this solid disc is equal to a point.</text:p>
      <text:p text:style-name="P30"/>
      <text:p text:style-name="P30">By approaching Form through either perspective of the Inside or Outside, one interprets a point as a part of space where the Inside only consists of Form. A point is just a point, set apart from everything else. <text:span text:style-name="T18">An unlabeled point is pure Form. When labeled, it can be given a role</text:span><text:span text:style-name="T39"><text:reference-ref text:reference-format="text" text:ref-name="avatar logic">[7]</text:reference-ref></text:span><text:span text:style-name="T18">, which is defined in relation to everything else that the point is not, the space:</text:span></text:p>
      <text:p text:style-name="P30"/>
      <text:p text:style-name="P30"><text:tab/><text:span text:style-name="T18">p : T<text:tab/><text:tab/>`p` is a point, `T` is a space </text:span><text:span text:style-name="T44">(also thought of as a role or type)</text:span></text:p>
      <text:p text:style-name="P30"/>
      <text:p text:style-name="P31">The unlabeled point is simply Form itself, as a thing-in-itself, <text:span text:style-name="T44">which is contractible where it can be</text:span>:</text:p>
      <text:p text:style-name="P31"><draw:custom-shape text:anchor-type="paragraph" draw:z-index="23" draw:name="Shape 22" draw:style-name="gr4" draw:text-style-name="P70" svg:width="0.213in" svg:height="0.213in" svg:x="0.4646in" svg:y="0.1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text:tab/> <text:s text:c="5"/><text:span text:style-name="T48">=</text:span> <text:s/>↴<text:tab/><text:span text:style-name="T48">This is a self-reference of point being Form as a thing-in-itself</text:span></text:p>
      <text:p text:style-name="P31"/>
      <text:p text:style-name="P31">Previously, I talked about Form as a 1-avatar, which is a kind of unary operator, or a relation between Inside and Outside, which is a kind of binary operator. Now, Form also gets a third interpretation which is something on its own. The activity of drawing is a kind of time-less activity that might be seen as happening in an instant, a single moment, or equivalently, lasting for eternity.</text:p>
      <text:p text:style-name="P31"/>
      <text:p text:style-name="P32">The simplest irreducible object (besides a point itself) is a circle with one ci<text:span text:style-name="T27">r</text:span>cle and a point:</text:p>
      <text:p text:style-name="P31"><draw:custom-shape text:anchor-type="paragraph" draw:z-index="24" draw:name="Shape 23" draw:style-name="gr3" draw:text-style-name="P69" svg:width="3.0949in" svg:height="1.1512in" svg:x="3.5665in" svg:y="0.1626in"><text:p/><draw:enhanced-geometry svg:viewBox="0 0 21600 21600" draw:type="rectangle" draw:enhanced-path="M 0 0 L 21600 0 21600 21600 0 21600 0 0 Z N"/></draw:custom-shape></text:p>
      <text:p text:style-name="P65"><draw:g text:anchor-type="paragraph" draw:z-index="18" draw:name="DrawObject2" draw:style-name="gr8"><draw:custom-shape draw:name="Shape 16" draw:style-name="gr9" draw:text-style-name="P72" svg:width="1.7169in" svg:height="0.8587in" svg:x="0.9917in" svg:y="0.0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7" draw:style-name="gr10" draw:text-style-name="P72" svg:width="0.4488in" svg:height="0.4488in" svg:x="1.2437in" svg:y="0.1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8" draw:style-name="gr11" draw:text-style-name="P73" svg:width="0.4488in" svg:height="0.4488in" svg:x="1.9445in" svg:y="0.1862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25" draw:name="Text Frame 8" draw:style-name="gr2" draw:text-style-name="P68" svg:width="1.9295in" svg:height="1.1705in" svg:x="4.6453in" svg:y="0.0189in"><draw:text-box><text:p text:style-name="P67"><text:span text:style-name="T51">Technical comment:</text:span><text:line-break/>In Eastern philosophy, the simplest non-trivial irreducible object is topologically a proto-Bagua</text:p></draw:text-box></draw:frame><draw:frame text:anchor-type="paragraph" draw:z-index="26" draw:name="Text Frame 9" draw:style-name="gr1" draw:text-style-name="P66" svg:width="0.9843in" svg:height="0.9594in" svg:x="3.661in" svg:y="0.0299in"><draw:text-box><text:p><text:span text:style-name="T49">☯</text:span></text:p></draw:text-box></draw:frame><text:span text:style-name="T34"><text:s text:c="4"/></text:span></text:p>
      <text:p text:style-name="P65"><text:span text:style-name="T34"/></text:p>
      <text:p text:style-name="P65"><text:span text:style-name="T34"/></text:p>
      <text:p text:style-name="P65"><text:span text:style-name="T34"/></text:p>
      <text:p text:style-name="P31"/>
      <text:p text:style-name="P32"><text:soft-page-break/>If I have a circle with just a point inside, then naturally this is just a point:</text:p>
      <text:p text:style-name="P32"><draw:custom-shape text:anchor-type="paragraph" draw:z-index="19" draw:name="Shape 19" draw:style-name="gr7" draw:text-style-name="P72" svg:width="0.6622in" svg:height="0.6622in" svg:x="1.1335in" svg:y="0.15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custom-shape text:anchor-type="paragraph" draw:z-index="20" draw:name="Shape 20" draw:style-name="gr6" draw:text-style-name="P70" svg:width="0.4169in" svg:height="0.4169in" svg:x="1.2528in" svg:y="0.0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 21" draw:style-name="gr6" draw:text-style-name="P70" svg:width="0.4169in" svg:height="0.4169in" svg:x="2.3791in" svg:y="0.0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Text Frame 7" draw:style-name="gr5" draw:text-style-name="P71" svg:width="0.2996in" svg:height="0.3071in" svg:x="2.022in" svg:y="0.1827in"><draw:text-box><text:p>=</text:p></draw:text-box></draw:frame></text:p>
      <text:p text:style-name="P32"/>
      <text:p text:style-name="P32"/>
      <text:p text:style-name="P32"/>
      <text:p text:style-name="P32">The Law of Crossing might be written this way:</text:p>
      <text:p text:style-name="P32"/>
      <text:p text:style-name="P32"><text:tab/>a ↴^↴ b = a b<text:tab/><text:tab/><text:span text:style-name="T27">`a b` is either `a &amp; b`, or more commonly used as `a | b`</text:span></text:p>
      <text:p text:style-name="P32"/>
      <text:p text:style-name="P33">A space containing <text:span text:style-name="T19">a point</text:span> `a` and <text:span text:style-name="T19">some </text:span>`b`, written `a b`, is indistinguishable <text:span text:style-name="T45">(</text:span>which means that in every circumstance I treat it the same <text:span text:style-name="T45">way)</text:span>, <text:span text:style-name="T19">from </text:span>a space where I draw circles around the point <text:span text:style-name="T19">`a`</text:span>. </text:p>
      <text:p text:style-name="P33"/>
      <text:p text:style-name="P35">However, if `a` is a circle, then when I draw a circle around `a` it erases `a` from the space.<text:line-break/>This leaves behind only `b`, which is not the same as `a b` when `a` is a circle.<text:line-break/>From this interpretation one can also see that drawing a circle is a form of Negation.</text:p>
      <text:p text:style-name="P32"/>
      <text:p text:style-name="P33"><text:span text:style-name="T19">I</text:span>n the theory of Avatar Extensions<text:span text:style-name="T35"><text:reference-ref text:reference-format="text" text:ref-name="avatar extensions">[6]</text:reference-ref></text:span> there is <text:span text:style-name="T19">another</text:span> construction that is neither a circle nor a point: </text:p>
      <text:p text:style-name="P33"/>
      <text:p text:style-name="P35"><text:tab/>The 0-avatar.</text:p>
      <text:p text:style-name="P32"/>
      <text:p text:style-name="P36">A 0-avatar is empty inside. It has neither a space inside, like a circle, nor an infinite recursion of circles, like a point. It is impossible to draw a 0-avatar on paper. Hence, a 0-avatar might be thought of as existing “outside” the very activity of drawing itself. It is neither in the Inside nor the Outside. </text:p>
      <text:p text:style-name="P36"/>
      <text:p text:style-name="P36">While Avatar Extensions is an Outside theory <text:span text:style-name="T45">and draws 0-avatars as nodes in Avatar Graphs</text:span><text:span text:style-name="T40"><text:reference-ref text:reference-format="text" text:ref-name="avatar graphs">[12]</text:reference-ref></text:span><text:span text:style-name="T45">,</text:span><text:line-break/><text:span text:style-name="T20">i</text:span>t treats the 0-avatar as the symbol that is intrinsically unknown <text:span text:style-name="T20">to its theory</text:span>.</text:p>
      <text:p text:style-name="P36"/>
      <text:p text:style-name="P36">Now, since Form is the 1-avatar and the space is empty inside, <text:span text:style-name="T28">but</text:span> <text:span text:style-name="T20">given a new role</text:span>:</text:p>
      <text:p text:style-name="P35"/>
      <text:p text:style-name="P35"><text:tab/>false : _<text:tab/>↴’(false) : _</text:p>
      <text:p text:style-name="P32"/>
      <text:p text:style-name="P37">One can think of the 0-avatar as <text:span text:style-name="T45">an arbitrary complex </text:span>Form where it relates to a<text:span text:style-name="T28">n Empty</text:span> Inside:</text:p>
      <text:p text:style-name="P37"/>
      <text:p text:style-name="P37"><text:tab/>false <text:span text:style-name="T19">↴<text:tab/></text:span>0-avatar by <text:span text:style-name="T28">E</text:span>mpty Inside, <text:span text:style-name="T45">Form can control the absurdity arbitrarily</text:span></text:p>
      <text:p text:style-name="P32"/>
      <text:p text:style-name="P37">This makes the 0-avatar having the power of absurdity on the Outside, but controlled by Form.<text:line-break/>It is modelling lying in logic. This leads to the concept <text:span text:style-name="T28">of </text:span>Abstract Corruption<text:span text:style-name="T35"><text:reference-ref text:reference-format="text" text:ref-name="abstract corruption">[13]</text:reference-ref></text:span><text:span text:style-name="T35"><text:reference-ref text:reference-format="text" text:ref-name="abstract corruption summary">[14]</text:reference-ref></text:span> in Avatar Extensions<text:span text:style-name="T35"><text:reference-ref text:reference-format="text" text:ref-name="avatar extensions">[6]</text:reference-ref></text:span>.</text:p>
      <text:p text:style-name="P32"/>
      <text:p text:style-name="P34"><text:tab/><text:span text:style-name="T20">false </text:span><text:span text:style-name="T19">↴ </text:span><text:span text:style-name="T20">a<text:tab/>can be introduced everywhere</text:span></text:p>
      <text:p text:style-name="P32"/>
      <text:p text:style-name="P38">For the absurdity property, see earlier in the paper, where I show this holds constructively in both interpretations <text:span text:style-name="T28">of</text:span> `a <text:span text:style-name="T19">↴ </text:span>b` as either `a =&gt; b` or `!a | b`.</text:p>
      <text:p text:style-name="P32"/>
      <text:p text:style-name="P35"><text:span text:style-name="T22">Using</text:span> the Tetralemma/Catuṣkoṭi<text:span text:style-name="T35"><text:reference-ref text:reference-format="text" text:ref-name="Catuṣkoṭi">[15]</text:reference-ref></text:span>, one can <text:span text:style-name="T21">give the following table </text:span><text:span text:style-name="T28">(that is interpreted vaguely)</text:span><text:span text:style-name="T21">:</text:span></text:p>
      <text:p text:style-name="P3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Line140466453900832">
          <table:table-cell table:style-name="Table1.A1" office:value-type="string">
            <text:p text:style-name="P39">Catuṣkoṭi</text:p>
          </table:table-cell>
          <table:table-cell table:style-name="Table1.A1" office:value-type="string">
            <text:p text:style-name="P40">Laws of Form</text:p>
          </table:table-cell>
          <table:table-cell table:style-name="Table1.A1" office:value-type="string">
            <text:p text:style-name="P41">Topology</text:p>
          </table:table-cell>
          <table:table-cell table:style-name="Table1.A1" office:value-type="string">
            <text:p text:style-name="P41">Truth Value</text:p>
          </table:table-cell>
          <table:table-cell table:style-name="Table1.A1" office:value-type="string">
            <text:p text:style-name="P41">Computation</text:p>
          </table:table-cell>
          <table:table-cell table:style-name="Table1.A1" office:value-type="string">
            <text:p text:style-name="P41">Avatar Extensions</text:p>
          </table:table-cell>
          <table:table-cell table:style-name="Table1.G1" office:value-type="string">
            <text:p text:style-name="P42">Algebra</text:p>
          </table:table-cell>
        </table:table-row>
        <table:table-row table:style-name="TableLine140464834778592">
          <table:table-cell table:style-name="Table1.A2" office:value-type="string">
            <text:p text:style-name="P46">A</text:p>
          </table:table-cell>
          <table:table-cell table:style-name="Table1.A2" office:value-type="string">
            <text:p text:style-name="P43">↴<text:span text:style-name="T21">^∞</text:span>↴</text:p>
          </table:table-cell>
          <table:table-cell table:style-name="Table1.A2" office:value-type="string">
            <text:p text:style-name="P47">point</text:p>
          </table:table-cell>
          <table:table-cell table:style-name="Table1.A2" office:value-type="string">
            <text:p text:style-name="P47">true</text:p>
          </table:table-cell>
          <table:table-cell table:style-name="Table1.A2" office:value-type="string">
            <text:p text:style-name="P47"><text:span text:style-name="T23">I</text:span>nfinite recursion</text:p>
          </table:table-cell>
          <table:table-cell table:style-name="Table1.A2" office:value-type="string">
            <text:p text:style-name="P47">Contractible <text:span text:style-name="T30">natural</text:span> 1-avatar<text:span text:style-name="T30">(s)</text:span></text:p>
          </table:table-cell>
          <table:table-cell table:style-name="Table1.G2" office:value-type="string">
            <text:p text:style-name="P50">1*x <text:s/><text:span text:style-name="T33">= x*1 </text:span>= x</text:p>
          </table:table-cell>
        </table:table-row>
        <table:table-row table:style-name="TableLine140464834789536">
          <table:table-cell table:style-name="Table1.A2" office:value-type="string">
            <text:p text:style-name="P49">!<text:span text:style-name="T21">A</text:span></text:p>
          </table:table-cell>
          <table:table-cell table:style-name="Table1.A2" office:value-type="string">
            <text:p text:style-name="P43">↴ <text:span text:style-name="T21">false</text:span></text:p>
          </table:table-cell>
          <table:table-cell table:style-name="Table1.A2" office:value-type="string">
            <text:p text:style-name="P47">circle</text:p>
          </table:table-cell>
          <table:table-cell table:style-name="Table1.A2" office:value-type="string">
            <text:p text:style-name="P47">false</text:p>
          </table:table-cell>
          <table:table-cell table:style-name="Table1.A2" office:value-type="string">
            <text:p text:style-name="P47"><text:span text:style-name="T28">Empty</text:span> Outside</text:p>
          </table:table-cell>
          <table:table-cell table:style-name="Table1.A2" office:value-type="string">
            <text:p text:style-name="P47">1-avatar</text:p>
          </table:table-cell>
          <table:table-cell table:style-name="Table1.G2" office:value-type="string">
            <text:p text:style-name="P42"><text:span text:style-name="T31">-</text:span><text:span text:style-name="T32">x,</text:span><text:span text:style-name="T31"> </text:span><text:span text:style-name="T32">x</text:span><text:span text:style-name="T31">* </text:span>i</text:p>
          </table:table-cell>
        </table:table-row>
        <table:table-row table:style-name="TableLine140464834790256">
          <table:table-cell table:style-name="Table1.A2" office:value-type="string">
            <text:p text:style-name="P46">A &amp; !A</text:p>
          </table:table-cell>
          <table:table-cell table:style-name="Table1.A2" office:value-type="string">
            <text:p text:style-name="P45"><text:span text:style-name="T21">(</text:span>↴ <text:span text:style-name="T21">false </text:span><text:span text:style-name="T30">| </text:span>↴<text:span text:style-name="T21">^∞</text:span>↴<text:span text:style-name="T21">)</text:span>↴</text:p>
          </table:table-cell>
          <table:table-cell table:style-name="Table1.A2" office:value-type="string">
            <text:p text:style-name="P47">structure</text:p>
          </table:table-cell>
          <table:table-cell table:style-name="Table1.A2" office:value-type="string">
            <text:p text:style-name="P47">both</text:p>
          </table:table-cell>
          <table:table-cell table:style-name="Table1.A2" office:value-type="string">
            <text:p text:style-name="P47"><text:span text:style-name="T23">I</text:span>rreducible</text:p>
          </table:table-cell>
          <table:table-cell table:style-name="Table1.A2" office:value-type="string">
            <text:p text:style-name="P47">2-avatar</text:p>
          </table:table-cell>
          <table:table-cell table:style-name="Table1.G2" office:value-type="string">
            <text:p text:style-name="P48"><text:span text:style-name="T33">x + y, x </text:span>* <text:span text:style-name="T33">y</text:span></text:p>
          </table:table-cell>
        </table:table-row>
        <table:table-row table:style-name="TableLine140464834790976">
          <table:table-cell table:style-name="Table1.A2" office:value-type="string">
            <text:p text:style-name="P49">!<text:span text:style-name="T21">(A | !A)</text:span></text:p>
          </table:table-cell>
          <table:table-cell table:style-name="Table1.A2" office:value-type="string">
            <text:p text:style-name="P44"><text:span text:style-name="T21">false </text:span>↴</text:p>
          </table:table-cell>
          <table:table-cell table:style-name="Table1.A2" office:value-type="string">
            <text:p text:style-name="P47">hole</text:p>
          </table:table-cell>
          <table:table-cell table:style-name="Table1.A2" office:value-type="string">
            <text:p text:style-name="P47">neither</text:p>
          </table:table-cell>
          <table:table-cell table:style-name="Table1.A2" office:value-type="string">
            <text:p text:style-name="P47"><text:span text:style-name="T28">Empty</text:span> Inside</text:p>
          </table:table-cell>
          <table:table-cell table:style-name="Table1.A2" office:value-type="string">
            <text:p text:style-name="P47">0-avatar/core candidate</text:p>
          </table:table-cell>
          <table:table-cell table:style-name="Table1.G2" office:value-type="string">
            <text:p text:style-name="P50">0*x = x*0 = 0</text:p>
          </table:table-cell>
        </table:table-row>
      </table:table>
      <text:h text:style-name="Heading_20_3" text:outline-level="3"><text:soft-page-break/>References:</text:h>
      <text:p text:style-name="P52"/>
      <text:p text:style-name="P52"><text:reference-mark-start text:name="laws of form"/>[1]<text:reference-mark-end text:name="laws of form"/><text:tab/>“Laws of Form”</text:p>
      <text:p text:style-name="P52"><text:tab/>Wikipedia, George Spencer-Brown, 1969</text:p>
      <text:p text:style-name="P52"><text:tab/><text:a xlink:type="simple" xlink:href="https://en.wikipedia.org/wiki/Laws_of_Form" text:style-name="Internet_20_link" text:visited-style-name="Visited_20_Internet_20_Link"><text:span text:style-name="T34">https://en.wikipedia.org/wiki/Laws_of_Form</text:span></text:a></text:p>
      <text:p text:style-name="P52"/>
      <text:p text:style-name="P52"><text:reference-mark-start text:name="symbol"/>[2]<text:reference-mark-end text:name="symbol"/><text:tab/>“Symbol”</text:p>
      <text:p text:style-name="P52"><text:tab/>Wikipedia</text:p>
      <text:p text:style-name="P52"><text:tab/><text:a xlink:type="simple" xlink:href="https://en.wikipedia.org/wiki/Symbol" text:style-name="Internet_20_link" text:visited-style-name="Visited_20_Internet_20_Link"><text:span text:style-name="T34">https://en.wikipedia.org/wiki/Symbol</text:span></text:a></text:p>
      <text:p text:style-name="P52"/>
      <text:p text:style-name="P52"><text:reference-mark-start text:name="proposition"/>[3]<text:reference-mark-end text:name="proposition"/><text:tab/>“Proposition”</text:p>
      <text:p text:style-name="P52"><text:tab/>Wikipedia</text:p>
      <text:p text:style-name="P52"><text:tab/><text:a xlink:type="simple" xlink:href="https://en.wikipedia.org/wiki/Proposition" text:style-name="Internet_20_link" text:visited-style-name="Visited_20_Internet_20_Link"><text:span text:style-name="T34">https://en.wikipedia.org/wiki/Proposition</text:span></text:a></text:p>
      <text:p text:style-name="P52"/>
      <text:p text:style-name="P53"><text:reference-mark-start text:name="topology"/>[4]<text:reference-mark-end text:name="topology"/><text:tab/>“Topology”</text:p>
      <text:p text:style-name="P53"><text:tab/>Wikipedia</text:p>
      <text:p text:style-name="P53"><text:tab/><text:a xlink:type="simple" xlink:href="https://en.wikipedia.org/wiki/Topology" text:style-name="Internet_20_link" text:visited-style-name="Visited_20_Internet_20_Link"><text:span text:style-name="T34">https://en.wikipedia.org/wiki/Topology</text:span></text:a></text:p>
      <text:p text:style-name="P53"/>
      <text:p text:style-name="P53"><text:reference-mark-start text:name="analytic-synthetic distinction"/>[5]<text:reference-mark-end text:name="analytic-synthetic distinction"/><text:tab/>“Analytic-synthetic distinction”</text:p>
      <text:p text:style-name="P53"><text:tab/>Wikipedia</text:p>
      <text:p text:style-name="P53"><text:tab/><text:a xlink:type="simple" xlink:href="https://en.wikipedia.org/wiki/Analytic–synthetic_distinction" text:style-name="Internet_20_link" text:visited-style-name="Visited_20_Internet_20_Link"><text:span text:style-name="T34">https://en.wikipedia.org/wiki/Analytic%E2%80%93synthetic_distinction</text:span></text:a></text:p>
      <text:p text:style-name="P53"/>
      <text:p text:style-name="P53"><text:reference-mark-start text:name="avatar extensions"/>[6]<text:reference-mark-end text:name="avatar extensions"/><text:tab/>“Avatar Extensions”</text:p>
      <text:p text:style-name="P53"><text:tab/>AdvancedResearch – Summary page on Avatar Extensions</text:p>
      <text:p text:style-name="P53"><text:tab/><text:a xlink:type="simple" xlink:href="https://advancedresearch.github.io/avatar-extensions/summary.html" text:style-name="Internet_20_link" text:visited-style-name="Visited_20_Internet_20_Link"><text:span text:style-name="T34">https://advancedresearch.github.io/avatar-extensions/summary.html</text:span></text:a></text:p>
      <text:p text:style-name="P53"/>
      <text:p text:style-name="P53"><text:reference-mark-start text:name="avatar logic"/>[7]<text:reference-mark-end text:name="avatar logic"/><text:tab/>“Avatar Logic”</text:p>
      <text:p text:style-name="P53"><text:tab/>AdvancedResearch – Summary page on Avatar Extensions</text:p>
      <text:p text:style-name="P53"><text:tab/><text:a xlink:type="simple" xlink:href="https://advancedresearch.github.io/avatar-extensions/summary.html#avatar-logic" text:style-name="Internet_20_link" text:visited-style-name="Visited_20_Internet_20_Link"><text:span text:style-name="T34">https://advancedresearch.github.io/avatar-extensions/summary.html#avatar-logic</text:span></text:a></text:p>
      <text:p text:style-name="P53"/>
      <text:p text:style-name="P54"><text:reference-mark-start text:name="over-constrained theories"/>[8]<text:reference-mark-end text:name="over-constrained theories"/><text:tab/>“Introduction: The Problem of Over-Constrained Theories”</text:p>
      <text:p text:style-name="P54"><text:tab/>AdvancedResearch – Summary page on Avatar Extensions</text:p>
      <text:p text:style-name="P54"><text:tab/><text:a xlink:type="simple" xlink:href="https://advancedresearch.github.io/avatar-extensions/summary.html#introduction-the-problem-of-over-constrained-theories" text:style-name="Internet_20_link" text:visited-style-name="Visited_20_Internet_20_Link"><text:span text:style-name="T29">https://advancedresearch.github.io/avatar-extensions/summary.html#introduction-the-problem-of-over-constrained-theories</text:span></text:a></text:p>
      <text:p text:style-name="P54"/>
      <text:p text:style-name="P54"><text:reference-mark-start text:name="first-order logic"/>[9]<text:reference-mark-end text:name="first-order logic"/><text:tab/>“First Order Logic”</text:p>
      <text:p text:style-name="P54"><text:tab/>Wikipedia</text:p>
      <text:p text:style-name="P54"><text:tab/><text:a xlink:type="simple" xlink:href="https://en.wikipedia.org/wiki/First-order_logic" text:style-name="Internet_20_link" text:visited-style-name="Visited_20_Internet_20_Link"><text:span text:style-name="T34">https://en.wikipedia.org/wiki/First-order_logic</text:span></text:a></text:p>
      <text:p text:style-name="P54"/>
      <text:p text:style-name="P55"><text:reference-mark-start text:name="avatar schema theory"/>[10]<text:reference-mark-end text:name="avatar schema theory"/><text:tab/>“Avatar Schema Theory”</text:p>
      <text:p text:style-name="P55"><text:tab/>AdvancedResearch – Summary page on Avatar Extensions</text:p>
      <text:p text:style-name="P55"><text:tab/><text:a xlink:type="simple" xlink:href="https://advancedresearch.github.io/avatar-extensions/summary.html#avatar-schema-theory" text:style-name="Internet_20_link" text:visited-style-name="Visited_20_Internet_20_Link"><text:span text:style-name="T34">https://advancedresearch.github.io/avatar-extensions/summary.html#avatar-schema-theory</text:span></text:a></text:p>
      <text:p text:style-name="P55"/>
      <text:p text:style-name="P55"><text:reference-mark-start text:name="IPL"/>[11]<text:reference-mark-end text:name="IPL"/><text:tab/>“Intuitionistic Propositional Logic”</text:p>
      <text:p text:style-name="P55"><text:tab/>Stanford Encyclopedia of Philosophy</text:p>
      <text:p text:style-name="P55"><text:tab/><text:a xlink:type="simple" xlink:href="https://plato.stanford.edu/entries/logic-intuitionistic/" text:style-name="Internet_20_link" text:visited-style-name="Visited_20_Internet_20_Link"><text:span text:style-name="T34">https://plato.stanford.edu/entries/logic-intuitionistic/</text:span></text:a></text:p>
      <text:p text:style-name="P55"/>
      <text:p text:style-name="P56"><text:reference-mark-start text:name="avatar graphs"/>[12]<text:reference-mark-end text:name="avatar graphs"/><text:tab/>“Avatar Graphs”</text:p>
      <text:p text:style-name="P56"><text:tab/>AdvancedResearch – Summary page on Avatar Extensions</text:p>
      <text:p text:style-name="P56"><text:tab/><text:a xlink:type="simple" xlink:href="https://advancedresearch.github.io/avatar-extensions/summary.html#avatar-graphs" text:style-name="Internet_20_link" text:visited-style-name="Visited_20_Internet_20_Link"><text:span text:style-name="T34">https://advancedresearch.github.io/avatar-extensions/summary.html#avatar-graphs</text:span></text:a></text:p>
      <text:p text:style-name="P56"/>
      <text:p text:style-name="P57"><text:reference-mark-start text:name="abstract corruption"/>[13]<text:reference-mark-end text:name="abstract corruption"/><text:tab/>“Abstract Corruption”</text:p>
      <text:p text:style-name="P56"><text:tab/>Sven Nilsen, 2023</text:p>
      <text:p text:style-name="P56"><text:tab/><text:a xlink:type="simple" xlink:href="https://github.com/advancedresearch/path_semantics/blob/master/papers-wip2/abstract-corruption.pdf" text:style-name="Internet_20_link" text:visited-style-name="Visited_20_Internet_20_Link"><text:span text:style-name="T34">https://github.com/advancedresearch/path_semantics/blob/master/papers-wip2/abstract-corruption.pdf</text:span></text:a></text:p>
      <text:p text:style-name="P56"/>
      <text:p text:style-name="P58"><text:reference-mark-start text:name="abstract corruption summary"/>[14]<text:reference-mark-end text:name="abstract corruption summary"/><text:tab/>“Abstract Corruption”</text:p>
      <text:p text:style-name="P58"><text:tab/>AdvancedResearch – Summary page on Avatar Extensions</text:p>
      <text:p text:style-name="P58"><text:tab/><text:a xlink:type="simple" xlink:href="https://github.com/advancedresearch/path_semantics/blob/master/papers-wip2/abstract-corruption.pdf" text:style-name="Internet_20_link" text:visited-style-name="Visited_20_Internet_20_Link"><text:span text:style-name="T34">https://github.com/advancedresearch/path_semantics/blob/master/papers-wip2/abstract-corruption.pdf</text:span></text:a></text:p>
      <text:p text:style-name="P58"/>
      <text:p text:style-name="P58"><text:reference-mark-start text:name="Catuṣkoṭi"/>[15]<text:reference-mark-end text:name="Catuṣkoṭi"/><text:tab/>“Catuṣkoṭi”</text:p>
      <text:p text:style-name="P58"><text:tab/>Wikipedia</text:p>
      <text:p text:style-name="P58"><text:tab/><text:a xlink:type="simple" xlink:href="https://en.wikipedia.org/wiki/Catuṣkoṭi" text:style-name="Internet_20_link" text:visited-style-name="Visited_20_Internet_20_Link"><text:span text:style-name="T34">https://en.wikipedia.org/wiki/Catu%E1%B9%A3ko%E1%B9%ADi</text:span></text:a></text:p>
      <text:p text:style-name="P58"/>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2-19T22:25:08.158827031</meta:creation-date>
    <dc:date>2024-12-22T15:12:08.456235369</dc:date>
    <meta:editing-duration>PT14M34S</meta:editing-duration>
    <meta:editing-cycles>3</meta:editing-cycles>
    <meta:generator>LibreOffice/7.2.2.2$MacOSX_X86_64 LibreOffice_project/02b2acce88a210515b4a5bb2e46cbfb63fe97d56</meta:generator>
    <meta:document-statistic meta:table-count="1" meta:image-count="0" meta:object-count="0" meta:page-count="9" meta:paragraph-count="196" meta:word-count="2941" meta:character-count="17603" meta:non-whitespace-character-count="14765"/>
  </office:meta>
</office:document-meta>
</file>